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ystem-ui, apple-system, 'Segoe UI', Roboto, Ubuntu, Cantarell, 'Noto Sans', sans-serif, BlinkMacSystemFont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FMono-Regular1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d002" officeooo:paragraph-rsid="0003d002"/>
    </style:style>
    <style:style style:name="P2" style:family="paragraph" style:parent-style-name="Standard">
      <style:text-properties officeooo:paragraph-rsid="0003d002"/>
    </style:style>
    <style:style style:name="P3" style:family="paragraph" style:parent-style-name="Standard">
      <style:text-properties officeooo:rsid="00042281" officeooo:paragraph-rsid="00042281"/>
    </style:style>
    <style:style style:name="P4" style:family="paragraph" style:parent-style-name="Standard">
      <style:text-properties officeooo:rsid="00042281" officeooo:paragraph-rsid="00043e59"/>
    </style:style>
    <style:style style:name="P5" style:family="paragraph" style:parent-style-name="Standard">
      <style:text-properties officeooo:rsid="00042281" officeooo:paragraph-rsid="0004c825"/>
    </style:style>
    <style:style style:name="P6" style:family="paragraph" style:parent-style-name="Standard">
      <style:text-properties officeooo:rsid="00043e59" officeooo:paragraph-rsid="00043e59"/>
    </style:style>
    <style:style style:name="P7" style:family="paragraph" style:parent-style-name="Standard">
      <style:text-properties officeooo:rsid="00043e59" officeooo:paragraph-rsid="0004c825"/>
    </style:style>
    <style:style style:name="P8" style:family="paragraph" style:parent-style-name="Standard">
      <style:text-properties officeooo:rsid="0004c825" officeooo:paragraph-rsid="0004c825"/>
    </style:style>
    <style:style style:name="P9" style:family="paragraph" style:parent-style-name="Standard">
      <style:text-properties officeooo:rsid="0005267b" officeooo:paragraph-rsid="0005267b"/>
    </style:style>
    <style:style style:name="P10" style:family="paragraph" style:parent-style-name="Text_20_body">
      <style:text-properties fo:font-variant="normal" fo:text-transform="none" fo:color="#252f3f" loext:opacity="100%" style:font-name="Inter" fo:font-size="9.60000038146973pt" fo:letter-spacing="normal" fo:font-style="normal" fo:font-weight="normal" officeooo:rsid="0003d002" officeooo:paragraph-rsid="0003d002"/>
    </style:style>
    <style:style style:name="P11" style:family="paragraph" style:parent-style-name="Standard">
      <style:text-properties officeooo:rsid="0006368b" officeooo:paragraph-rsid="0006368b"/>
    </style:style>
    <style:style style:name="P12" style:family="paragraph" style:parent-style-name="Standard">
      <style:text-properties officeooo:rsid="000663ba" officeooo:paragraph-rsid="000663ba"/>
    </style:style>
    <style:style style:name="P13" style:family="paragraph" style:parent-style-name="Standard">
      <style:text-properties officeooo:rsid="0003d002" officeooo:paragraph-rsid="0003d002"/>
    </style:style>
    <style:style style:name="P14" style:family="paragraph" style:parent-style-name="Standard">
      <style:text-properties officeooo:rsid="0007da03" officeooo:paragraph-rsid="0007da03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.0193in" fo:border="0.06pt solid #d2d6dc"/>
      <style:text-properties fo:font-variant="normal" fo:text-transform="none" fo:color="#252f3f" loext:opacity="100%" style:font-name="Inter" fo:font-size="9.60000038146973pt" fo:letter-spacing="normal" fo:font-style="normal" fo:font-weight="normal"/>
    </style:style>
    <style:style style:name="P16" style:family="paragraph" style:parent-style-name="Text_20_body" style:list-style-name="L1">
      <style:paragraph-properties fo:margin-top="0in" fo:margin-bottom="0in" style:contextual-spacing="false" fo:orphans="2" fo:widows="2" fo:padding="0.0193in" fo:border="0.06pt solid #d2d6dc"/>
      <style:text-properties fo:font-variant="normal" fo:text-transform="none" fo:color="#252f3f" loext:opacity="100%" style:font-name="Inter" fo:font-size="9.60000038146973pt" fo:letter-spacing="normal" fo:font-style="normal" fo:font-weight="normal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.0193in" fo:border="0.06pt solid #d2d6dc"/>
      <style:text-properties fo:font-variant="normal" fo:text-transform="none" fo:color="#252f3f" loext:opacity="100%" fo:letter-spacing="normal"/>
    </style:style>
    <style:style style:name="P18" style:family="paragraph" style:parent-style-name="Text_20_body" style:list-style-name="L2">
      <style:paragraph-properties fo:margin-top="0in" fo:margin-bottom="0in" style:contextual-spacing="false" fo:orphans="2" fo:widows="2" fo:padding="0.0193in" fo:border="0.06pt solid #d2d6dc"/>
      <style:text-properties fo:font-variant="normal" fo:text-transform="none" fo:color="#252f3f" loext:opacity="100%" fo:letter-spacing="normal"/>
    </style:style>
    <style:style style:name="T1" style:family="text">
      <style:text-properties officeooo:rsid="0003d002"/>
    </style:style>
    <style:style style:name="T2" style:family="text">
      <style:text-properties fo:font-variant="normal" fo:text-transform="none" style:font-name="SFMono-Regular" fo:font-size="8.39999961853027pt" fo:letter-spacing="normal" fo:font-style="normal" fo:font-weight="normal" loext:padding="0.0193in" loext:border="0.06pt solid #d2d6dc"/>
    </style:style>
    <style:style style:name="T3" style:family="text">
      <style:text-properties fo:font-variant="normal" fo:text-transform="none" fo:color="#293742" loext:opacity="100%" style:font-name="SFMono-Regular" fo:font-size="8.39999961853027pt" fo:letter-spacing="normal" fo:font-style="normal" fo:font-weight="normal" loext:padding="0.0193in" loext:border="0.06pt solid #d2d6dc"/>
    </style:style>
    <style:style style:name="T4" style:family="text">
      <style:text-properties fo:font-variant="normal" fo:text-transform="none" fo:color="#293742" loext:opacity="100%" fo:letter-spacing="normal" loext:padding="0.0193in" loext:border="0.06pt solid #d2d6dc"/>
    </style:style>
    <style:style style:name="T5" style:family="text">
      <style:text-properties style:font-name="Inter" fo:font-size="9.60000038146973pt" fo:font-style="normal" fo:font-weight="normal"/>
    </style:style>
    <style:style style:name="T6" style:family="text">
      <style:text-properties officeooo:rsid="00042281"/>
    </style:style>
    <style:style style:name="T7" style:family="text">
      <style:text-properties officeooo:rsid="00043e59"/>
    </style:style>
    <style:style style:name="T8" style:family="text">
      <style:text-properties officeooo:rsid="0004c825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o install react query run : </text:span><text:span text:style-name="T2">npm</text:span><text:span text:style-name="T4"> </text:span><text:span text:style-name="T3">i react-query</text:span> </text:p>
      <text:p text:style-name="P1">Instantiate QueryClient and Wrap your components with QueryClientProvider in component tree.</text:p>
      <text:p text:style-name="P1">Include both from import { QueryClient, QueryClientProvider } from 'react-query';</text:p>
      <text:p text:style-name="P1"/>
      <text:p text:style-name="P3">In your component use it like this <text:s/></text:p>
      <text:p text:style-name="P7"><text:tab/>component code: <text:s/></text:p>
      <text:p text:style-name="P5"><text:span text:style-name="T7">const { isLoading, error, data } = useQuery('repoData', fetchData</text:span><text:span text:style-name="T8">)</text:span><text:span text:style-name="T7">;</text:span></text:p>
      <text:p text:style-name="P8">provide unique string, and fetchData Function.</text:p>
      <text:p text:style-name="P5"><text:tab/>fetchData preview =&gt; </text:p>
      <text:p text:style-name="P5">export const fetchData = async () =&gt; {</text:p>
      <text:p text:style-name="P5"><text:s text:c="2"/>const response = await fetch('https://api.github.com/repos/tannerlinsley/react-query');</text:p>
      <text:p text:style-name="P5"><text:s text:c="2"/>const data = await response.json();</text:p>
      <text:p text:style-name="P5"><text:s text:c="2"/>return data;</text:p>
      <text:p text:style-name="P5">}</text:p>
      <text:p text:style-name="P5"><text:s text:c="3"/>if (isLoading) return &lt;&gt;Loading...&lt;/&gt; </text:p>
      <text:p text:style-name="P8">if its loading it will show loading screen</text:p>
      <text:p text:style-name="P5"><text:s text:c="3"/>if (error) return &lt;&gt;'An error has occurred: '&lt;/&gt;</text:p>
      <text:p text:style-name="P3"/>
      <text:p text:style-name="P3">Show the screen and it works!</text:p>
      <text:p text:style-name="P3"/>
      <text:p text:style-name="P11">Diving deeper:</text:p>
      <text:p text:style-name="P12">useQuery params takes third argument also, and that is query configuration. Lets take a look.</text:p>
      <text:p text:style-name="P12">Retry: number | boolean</text:p>
      <text:p text:style-name="P12"/>
      <text:p text:style-name="P11"/>
      <text:p text:style-name="P11"/>
      <text:p text:style-name="P3"/>
      <text:p text:style-name="P6"><text:span text:style-name="T8">But this is not everything, it gets better</text:span>, it solves some more serious pogramming problems like:</text:p>
      <text:list xml:id="list24244148" text:style-name="L1">
        <text:list-item>
          <text:p text:style-name="P15">Caching... (possibly the hardest thing to do in programming)</text:p>
        </text:list-item>
        <text:list-item>
          <text:p text:style-name="P16">Deduping multiple requests for the same data into a single request</text:p>
        </text:list-item>
        <text:list-item>
          <text:p text:style-name="P16">Updating "out of date" data in the background</text:p>
        </text:list-item>
        <text:list-item>
          <text:p text:style-name="P16">Knowing when data is "out of date"</text:p>
        </text:list-item>
        <text:list-item>
          <text:p text:style-name="P16">Reflecting updates to data as quickly as possible</text:p>
        </text:list-item>
        <text:list-item>
          <text:p text:style-name="P16">Performance optimizations like pagination and lazy loading data</text:p>
        </text:list-item>
        <text:list-item>
          <text:p text:style-name="P16">Managing memory and garbage collection of server state</text:p>
        </text:list-item>
        <text:list-item>
          <text:p text:style-name="P16">Memoizing query results with structural sharing</text:p>
        </text:list-item>
      </text:list>
      <text:p text:style-name="P4"/>
      <text:p text:style-name="P9">API + advanced (mozes poceti sa onih fake hakom sto je super)</text:p>
      <text:p text:style-name="P9">full odavde da se uradi I da bude u 5-6 min https://www.youtube.com/watch?v=seU46c6Jz7E&amp;t=32s&amp;ab_channel=ReactConferencesbyGitNation</text:p>
      <text:p text:style-name="P4"/>
      <text:p text:style-name="P4"/>
      <text:p text:style-name="P4"/>
      <text:p text:style-name="P10"><text:span text:style-name="T6">Comperison</text:span>:</text:p>
      <text:list xml:id="list3965774899" text:style-name="L2">
        <text:list-item>
          <text:p text:style-name="P17">✅ <text:span text:style-name="T5">1st-class, built-in, and ready to use with no added configuration or code</text:span></text:p>
        </text:list-item>
        <text:list-item>
          <text:p text:style-name="P18">🟡 <text:span text:style-name="T5">Supported, but as an unofficial 3rd party or community library/contribution</text:span></text:p>
        </text:list-item>
        <text:list-item>
          <text:p text:style-name="P18"><text:soft-page-break/>🔶 <text:span text:style-name="T5">Supported and documented, but requires extra user-code to implement</text:span></text:p>
        </text:list-item>
        <text:list-item>
          <text:p text:style-name="P18">🛑 <text:span text:style-name="T5">Not officially supported or documented.</text:span></text:p>
        </text:list-item>
      </text:list>
      <text:p text:style-name="P1"/>
      <text:p text:style-name="P1"/>
      <text:p text:style-name="P14">Pros &amp; cons</text:p>
      <text:p text:style-name="P14">Easy to start</text:p>
      <text:p text:style-name="P14">Best documentation ever</text:p>
      <text:p text:style-name="P14">Supports all edgy cases you can think o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system-ui, apple-system, 'Segoe UI', Roboto, Ubuntu, Cantarell, 'Noto Sans', sans-serif, BlinkMacSystemFont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FMono-Regular1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1T22:30:28.834000000</dc:date>
    <meta:editing-duration>PT2H40M4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40" meta:word-count="300" meta:character-count="1961" meta:non-whitespace-character-count="1692"/>
  </office:meta>
</office:document-meta>
</file>